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9.584cm" svg:y2="12.646cm" draw:start-shape="id5" draw:start-glue-point="6" draw:end-shape="id3" draw:end-glue-point="8" svg:d="M12024 15668c-1627 0-2440-1007-2440-3022" svg:viewBox="0 0 2441 3023">
          <text:p text:style-name="P1"/>
          <text:p text:style-name="P1"/>
          <text:p text:style-name="P1">? <text:s text:c="1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38:33.042044547</dc:date>
    <dc:creator>elucterio </dc:creator>
    <meta:editing-duration>PT3H46M36S</meta:editing-duration>
    <meta:editing-cycles>19</meta:editing-cycles>
    <meta:generator>LibreOffice/4.2.8.2$Linux_X86_64 LibreOffice_project/420m0$Build-2</meta:generator>
    <meta:document-statistic meta:object-count="16"/>
  </office:meta>
</office:document-meta>
</file>